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style:font-name="Times New Roman" officeooo:rsid="0038e636"/>
    </style:style>
    <style:style style:name="P2" style:family="paragraph" style:parent-style-name="Standard">
      <style:paragraph-properties fo:line-height="100%" fo:text-align="justify" style:justify-single-word="false"/>
      <style:text-properties style:font-name="Times New Roman" officeooo:rsid="003a23bb" officeooo:paragraph-rsid="003a23bb"/>
    </style:style>
    <style:style style:name="P3" style:family="paragraph" style:parent-style-name="Standard">
      <style:paragraph-properties fo:line-height="100%" fo:text-align="justify" style:justify-single-word="false"/>
      <style:text-properties style:font-name="Times New Roman" officeooo:rsid="003d092e" officeooo:paragraph-rsid="003d092e"/>
    </style:style>
    <style:style style:name="P4" style:family="paragraph" style:parent-style-name="Standard">
      <style:paragraph-properties fo:line-height="100%" fo:text-align="justify" style:justify-single-word="false"/>
      <style:text-properties style:font-name="Times New Roman" officeooo:rsid="0042197e" officeooo:paragraph-rsid="0042197e"/>
    </style:style>
    <style:style style:name="P5" style:family="paragraph" style:parent-style-name="Standard">
      <style:paragraph-properties fo:line-height="100%" fo:text-align="justify" style:justify-single-word="false"/>
      <style:text-properties style:font-name="Times New Roman" officeooo:rsid="004388bf" officeooo:paragraph-rsid="004388bf"/>
    </style:style>
    <style:style style:name="P6" style:family="paragraph" style:parent-style-name="Standard">
      <style:paragraph-properties fo:line-height="100%" fo:text-align="justify" style:justify-single-word="false"/>
      <style:text-properties style:font-name="Times New Roman" officeooo:rsid="0044da06" officeooo:paragraph-rsid="0044da06"/>
    </style:style>
    <style:style style:name="P7" style:family="paragraph" style:parent-style-name="Standard">
      <style:paragraph-properties fo:line-height="100%" fo:text-align="justify" style:justify-single-word="false"/>
      <style:text-properties style:font-name="Times New Roman" officeooo:rsid="0047f5c1" officeooo:paragraph-rsid="005226dd"/>
    </style:style>
    <style:style style:name="P8" style:family="paragraph" style:parent-style-name="Standard">
      <style:paragraph-properties fo:line-height="100%" fo:text-align="justify" style:justify-single-word="false"/>
      <style:text-properties style:font-name="Times New Roman" officeooo:rsid="00511ad3" officeooo:paragraph-rsid="00511ad3"/>
    </style:style>
    <style:style style:name="P9" style:family="paragraph" style:parent-style-name="Standard">
      <style:paragraph-properties fo:line-height="100%" fo:text-align="justify" style:justify-single-word="false"/>
      <style:text-properties style:font-name="Times New Roman" officeooo:rsid="00545a09" officeooo:paragraph-rsid="00545a09"/>
    </style:style>
    <style:style style:name="P10" style:family="paragraph" style:parent-style-name="Standard">
      <style:paragraph-properties fo:line-height="100%" fo:text-align="justify" style:justify-single-word="false"/>
      <style:text-properties style:font-name="Times New Roman" officeooo:rsid="005545da" officeooo:paragraph-rsid="005545da"/>
    </style:style>
    <style:style style:name="P11" style:family="paragraph" style:parent-style-name="Standard">
      <style:paragraph-properties fo:line-height="100%" fo:text-align="justify" style:justify-single-word="false"/>
      <style:text-properties style:font-name="Times New Roman" officeooo:rsid="0058ec2d" officeooo:paragraph-rsid="0058ec2d"/>
    </style:style>
    <style:style style:name="P12" style:family="paragraph" style:parent-style-name="Standard">
      <style:paragraph-properties fo:line-height="100%" fo:text-align="justify" style:justify-single-word="false"/>
      <style:text-properties style:font-name="Times New Roman" officeooo:rsid="005a27cb" officeooo:paragraph-rsid="005a27cb"/>
    </style:style>
    <style:style style:name="P13" style:family="paragraph" style:parent-style-name="Standard">
      <style:paragraph-properties fo:line-height="100%" fo:text-align="justify" style:justify-single-word="false"/>
      <style:text-properties style:font-name="Times New Roman" officeooo:rsid="005bc21c" officeooo:paragraph-rsid="005bc21c"/>
    </style:style>
    <style:style style:name="P14" style:family="paragraph" style:parent-style-name="Standard">
      <style:paragraph-properties fo:line-height="100%" fo:text-align="justify" style:justify-single-word="false"/>
      <style:text-properties style:font-name="Times New Roman" officeooo:rsid="005eba5b" officeooo:paragraph-rsid="005eba5b"/>
    </style:style>
    <style:style style:name="P15" style:family="paragraph" style:parent-style-name="Standard">
      <style:paragraph-properties fo:line-height="100%" fo:text-align="justify" style:justify-single-word="false"/>
      <style:text-properties style:font-name="Times New Roman" officeooo:rsid="0065f1d2" officeooo:paragraph-rsid="0065f1d2"/>
    </style:style>
    <style:style style:name="P16" style:family="paragraph" style:parent-style-name="Standard">
      <style:paragraph-properties fo:line-height="100%" fo:text-align="justify" style:justify-single-word="false"/>
      <style:text-properties style:font-name="Times New Roman" officeooo:rsid="006bd4f7" officeooo:paragraph-rsid="006fa897"/>
    </style:style>
    <style:style style:name="P17"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712e2f" officeooo:paragraph-rsid="00712e2f"/>
    </style:style>
    <style:style style:name="P18"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760d4e" officeooo:paragraph-rsid="00760d4e"/>
    </style:style>
    <style:style style:name="P19"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3942f" officeooo:paragraph-rsid="0083942f"/>
    </style:style>
    <style:style style:name="P20"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6a458" officeooo:paragraph-rsid="0086a458"/>
    </style:style>
    <style:style style:name="P21"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a2eda" officeooo:paragraph-rsid="008a2eda"/>
    </style:style>
    <style:style style:name="P22"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a6a2f" officeooo:paragraph-rsid="008a6a2f"/>
    </style:style>
    <style:style style:name="P23"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d5898" officeooo:paragraph-rsid="008d5898"/>
    </style:style>
    <style:style style:name="P24"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96a17e" officeooo:paragraph-rsid="0096a17e"/>
    </style:style>
    <style:style style:name="P25" style:family="paragraph" style:parent-style-name="Standard" style:master-page-name="Standard">
      <style:paragraph-properties fo:text-align="center" style:justify-single-word="false" style:page-number="auto"/>
    </style:style>
    <style:style style:name="P26" style:family="paragraph" style:parent-style-name="Standard">
      <style:paragraph-properties fo:line-height="100%" fo:text-align="justify" style:justify-single-word="false" fo:break-before="page"/>
      <style:text-properties style:font-name="Times New Roman" officeooo:rsid="006bd4f7" officeooo:paragraph-rsid="006fa897"/>
    </style:style>
    <style:style style:name="T1" style:family="text">
      <style:text-properties style:font-name="Times New Roman" fo:font-size="20pt" style:font-size-asian="20pt" style:font-size-complex="20pt"/>
    </style:style>
    <style:style style:name="T2" style:family="text">
      <style:text-properties style:font-name="Times New Roman" fo:font-size="20pt" officeooo:rsid="00146672" style:font-size-asian="20pt" style:font-size-complex="20pt"/>
    </style:style>
    <style:style style:name="T3" style:family="text">
      <style:text-properties style:text-underline-style="none"/>
    </style:style>
    <style:style style:name="T4" style:family="text">
      <style:text-properties style:text-underline-style="none" officeooo:rsid="00398eb7"/>
    </style:style>
    <style:style style:name="T5" style:family="text">
      <style:text-properties style:text-underline-style="none" officeooo:rsid="003ac52d"/>
    </style:style>
    <style:style style:name="T6" style:family="text">
      <style:text-properties style:text-underline-style="none" officeooo:rsid="003c5120"/>
    </style:style>
    <style:style style:name="T7" style:family="text">
      <style:text-properties style:text-underline-style="none" officeooo:rsid="003c81fe"/>
    </style:style>
    <style:style style:name="T8" style:family="text">
      <style:text-properties style:text-underline-style="none" officeooo:rsid="003d092e"/>
    </style:style>
    <style:style style:name="T9" style:family="text">
      <style:text-properties style:text-underline-style="none" officeooo:rsid="003ef275"/>
    </style:style>
    <style:style style:name="T10" style:family="text">
      <style:text-properties style:text-underline-style="none" officeooo:rsid="0040c756"/>
    </style:style>
    <style:style style:name="T11" style:family="text">
      <style:text-properties style:text-underline-style="none" officeooo:rsid="0042782b"/>
    </style:style>
    <style:style style:name="T12" style:family="text">
      <style:text-properties style:text-underline-style="none" officeooo:rsid="0044da06"/>
    </style:style>
    <style:style style:name="T13" style:family="text">
      <style:text-properties style:text-underline-style="none" officeooo:rsid="004665f3"/>
    </style:style>
    <style:style style:name="T14" style:family="text">
      <style:text-properties style:text-underline-style="none" officeooo:rsid="004997ba"/>
    </style:style>
    <style:style style:name="T15" style:family="text">
      <style:text-properties style:text-underline-style="none" officeooo:rsid="0049eae2"/>
    </style:style>
    <style:style style:name="T16" style:family="text">
      <style:text-properties style:text-underline-style="none" officeooo:rsid="004a59a4"/>
    </style:style>
    <style:style style:name="T17" style:family="text">
      <style:text-properties style:text-underline-style="none" officeooo:rsid="004bb81a"/>
    </style:style>
    <style:style style:name="T18" style:family="text">
      <style:text-properties style:text-underline-style="none" officeooo:rsid="004c1c8a"/>
    </style:style>
    <style:style style:name="T19" style:family="text">
      <style:text-properties style:text-underline-style="none" officeooo:rsid="004c3b47"/>
    </style:style>
    <style:style style:name="T20" style:family="text">
      <style:text-properties style:text-underline-style="none" officeooo:rsid="004e1fdf"/>
    </style:style>
    <style:style style:name="T21" style:family="text">
      <style:text-properties style:text-underline-style="none" officeooo:rsid="004fdad1"/>
    </style:style>
    <style:style style:name="T22" style:family="text">
      <style:text-properties style:text-underline-style="none" officeooo:rsid="00506d58"/>
    </style:style>
    <style:style style:name="T23" style:family="text">
      <style:text-properties style:text-underline-style="none" officeooo:rsid="0053bd88"/>
    </style:style>
    <style:style style:name="T24" style:family="text">
      <style:text-properties style:text-underline-style="none" officeooo:rsid="00563239"/>
    </style:style>
    <style:style style:name="T25" style:family="text">
      <style:text-properties style:text-underline-style="none" officeooo:rsid="0057214d"/>
    </style:style>
    <style:style style:name="T26" style:family="text">
      <style:text-properties style:text-underline-style="none" officeooo:rsid="00582233"/>
    </style:style>
    <style:style style:name="T27" style:family="text">
      <style:text-properties style:text-underline-style="none" officeooo:rsid="0058e2b1"/>
    </style:style>
    <style:style style:name="T28" style:family="text">
      <style:text-properties style:text-underline-style="none" officeooo:rsid="005a49b9"/>
    </style:style>
    <style:style style:name="T29" style:family="text">
      <style:text-properties style:text-underline-style="none" officeooo:rsid="0060335d"/>
    </style:style>
    <style:style style:name="T30" style:family="text">
      <style:text-properties style:text-underline-style="none" officeooo:rsid="0060947d"/>
    </style:style>
    <style:style style:name="T31" style:family="text">
      <style:text-properties style:text-underline-style="none" officeooo:rsid="0060ff09"/>
    </style:style>
    <style:style style:name="T32" style:family="text">
      <style:text-properties style:text-underline-style="none" officeooo:rsid="0061556f"/>
    </style:style>
    <style:style style:name="T33" style:family="text">
      <style:text-properties style:text-underline-style="none" officeooo:rsid="0062b9ee"/>
    </style:style>
    <style:style style:name="T34" style:family="text">
      <style:text-properties style:text-underline-style="none" officeooo:rsid="0064935b"/>
    </style:style>
    <style:style style:name="T35" style:family="text">
      <style:text-properties style:text-underline-style="none" officeooo:rsid="0066bd8c"/>
    </style:style>
    <style:style style:name="T36" style:family="text">
      <style:text-properties style:text-underline-style="none" officeooo:rsid="0066ee09"/>
    </style:style>
    <style:style style:name="T37" style:family="text">
      <style:text-properties style:text-underline-style="none" officeooo:rsid="0068c156"/>
    </style:style>
    <style:style style:name="T38" style:family="text">
      <style:text-properties style:text-underline-style="none" officeooo:rsid="006a8007"/>
    </style:style>
    <style:style style:name="T39" style:family="text">
      <style:text-properties style:text-underline-style="none" officeooo:rsid="006d5001"/>
    </style:style>
    <style:style style:name="T40" style:family="text">
      <style:text-properties style:text-underline-style="none" officeooo:rsid="006e41b4"/>
    </style:style>
    <style:style style:name="T41" style:family="text">
      <style:text-properties style:text-underline-style="none" officeooo:rsid="006efd87"/>
    </style:style>
    <style:style style:name="T42" style:family="text">
      <style:text-properties style:text-underline-style="none" officeooo:rsid="006fa897"/>
    </style:style>
    <style:style style:name="T43" style:family="text">
      <style:text-properties style:text-underline-style="none" officeooo:rsid="006fc9df"/>
    </style:style>
    <style:style style:name="T44" style:family="text">
      <style:text-properties style:text-underline-style="none" officeooo:rsid="0072e11e"/>
    </style:style>
    <style:style style:name="T45" style:family="text">
      <style:text-properties style:text-underline-style="none" officeooo:rsid="0073c19e"/>
    </style:style>
    <style:style style:name="T46" style:family="text">
      <style:text-properties style:text-underline-style="none" officeooo:rsid="0074539b"/>
    </style:style>
    <style:style style:name="T47" style:family="text">
      <style:text-properties style:text-underline-style="none" officeooo:rsid="00767b51"/>
    </style:style>
    <style:style style:name="T48" style:family="text">
      <style:text-properties style:text-underline-style="none" officeooo:rsid="00775f0c"/>
    </style:style>
    <style:style style:name="T49" style:family="text">
      <style:text-properties style:text-underline-style="none" officeooo:rsid="007821bc"/>
    </style:style>
    <style:style style:name="T50" style:family="text">
      <style:text-properties style:text-underline-style="none" officeooo:rsid="007870cd"/>
    </style:style>
    <style:style style:name="T51" style:family="text">
      <style:text-properties style:text-underline-style="none" officeooo:rsid="00788c3f"/>
    </style:style>
    <style:style style:name="T52" style:family="text">
      <style:text-properties style:text-underline-style="none" officeooo:rsid="0078cfc4"/>
    </style:style>
    <style:style style:name="T53" style:family="text">
      <style:text-properties style:text-underline-style="none" officeooo:rsid="007aa342"/>
    </style:style>
    <style:style style:name="T54" style:family="text">
      <style:text-properties style:text-underline-style="none" officeooo:rsid="007c323b"/>
    </style:style>
    <style:style style:name="T55" style:family="text">
      <style:text-properties style:text-underline-style="none" officeooo:rsid="007da938"/>
    </style:style>
    <style:style style:name="T56" style:family="text">
      <style:text-properties style:text-underline-style="none" officeooo:rsid="007df653"/>
    </style:style>
    <style:style style:name="T57" style:family="text">
      <style:text-properties style:text-underline-style="none" officeooo:rsid="007fc1e1"/>
    </style:style>
    <style:style style:name="T58" style:family="text">
      <style:text-properties style:text-underline-style="none" officeooo:rsid="008180bd"/>
    </style:style>
    <style:style style:name="T59" style:family="text">
      <style:text-properties style:text-underline-style="none" officeooo:rsid="00831b47"/>
    </style:style>
    <style:style style:name="T60" style:family="text">
      <style:text-properties style:text-underline-style="none" officeooo:rsid="0083543c"/>
    </style:style>
    <style:style style:name="T61" style:family="text">
      <style:text-properties style:text-underline-style="none" officeooo:rsid="0084d8b9"/>
    </style:style>
    <style:style style:name="T62" style:family="text">
      <style:text-properties style:text-underline-style="none" officeooo:rsid="00886211"/>
    </style:style>
    <style:style style:name="T63" style:family="text">
      <style:text-properties style:text-underline-style="none" officeooo:rsid="0089ce0e"/>
    </style:style>
    <style:style style:name="T64" style:family="text">
      <style:text-properties style:text-underline-style="none" officeooo:rsid="008a340b"/>
    </style:style>
    <style:style style:name="T65" style:family="text">
      <style:text-properties style:text-underline-style="none" officeooo:rsid="008a3769"/>
    </style:style>
    <style:style style:name="T66" style:family="text">
      <style:text-properties style:text-underline-style="none" officeooo:rsid="008c01c5"/>
    </style:style>
    <style:style style:name="T67" style:family="text">
      <style:text-properties style:text-underline-style="none" officeooo:rsid="008c2bbf"/>
    </style:style>
    <style:style style:name="T68" style:family="text">
      <style:text-properties style:text-underline-style="none" officeooo:rsid="008d2abd"/>
    </style:style>
    <style:style style:name="T69" style:family="text">
      <style:text-properties style:text-underline-style="none" officeooo:rsid="008e3024"/>
    </style:style>
    <style:style style:name="T70" style:family="text">
      <style:text-properties style:text-underline-style="none" officeooo:rsid="008ff211"/>
    </style:style>
    <style:style style:name="T71" style:family="text">
      <style:text-properties style:text-underline-style="none" officeooo:rsid="00917653"/>
    </style:style>
    <style:style style:name="T72" style:family="text">
      <style:text-properties style:text-underline-style="none" officeooo:rsid="00920606"/>
    </style:style>
    <style:style style:name="T73" style:family="text">
      <style:text-properties style:text-underline-style="none" officeooo:rsid="00932d71"/>
    </style:style>
    <style:style style:name="T74" style:family="text">
      <style:text-properties style:text-underline-style="none" officeooo:rsid="00939594"/>
    </style:style>
    <style:style style:name="T75" style:family="text">
      <style:text-properties style:text-underline-style="none" officeooo:rsid="0094ad56"/>
    </style:style>
    <style:style style:name="T76" style:family="text">
      <style:text-properties style:text-underline-style="none" officeooo:rsid="009729ec"/>
    </style:style>
    <style:style style:name="T77" style:family="text">
      <style:text-properties style:text-underline-style="none" officeooo:rsid="009748a5"/>
    </style:style>
    <style:style style:name="T78" style:family="text">
      <style:text-properties style:text-underline-style="none" officeooo:rsid="0097bc8a"/>
    </style:style>
    <style:style style:name="T79" style:family="text">
      <style:text-properties style:text-underline-style="none" officeooo:rsid="0099da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Book_20_Title"><text:span text:style-name="T1">Droit Constitutionnel – </text:span></text:span><text:span text:style-name="Book_20_Title"><text:span text:style-name="T2">Cours </text:span></text:span></text:p>
      <text:p text:style-name="P1"><text:span text:style-name="T4"/></text:p>
      <text:p text:style-name="P2"><text:span text:style-name="T4">F</text:span><text:span text:style-name="T3">in XIXème, il s’agit d’un type de discours particulier avec quelques catégories particulier, il s’appuie sur une langue régionale, qui est parlée par les élites. C’est un élément important car tout nationaliste apparaît comme le produit d’une fragilité d’identité. </text:span><text:span text:style-name="T5">C’est un peu le cas en Catalogne qui est près de la frontière, </text:span><text:span text:style-name="T6">qui est le lieu de passage, et donc pour reconstituer une identité il faut une part de mythe qu’on est entrain de créer via le nationalisme, </text:span><text:span text:style-name="T7">c’est le cas du drapeau Catalan. </text:span><text:span text:style-name="T3"><text:s/></text:span><text:span text:style-name="T8">Aujourd’hui on a rajouté à ce drapeau à l’origine monarchique une étoile, pour le symbole de l’indépendance de Cuba, petit île qui devient indépendante, c’est un symbole d’indépendance possible fin du XIXème début XXème.</text:span></text:p>
      <text:p text:style-name="P3"><text:span text:style-name="T3">Ce nationalisme commence d’abord à droite et puis son spectre peut se déplacer vers la gauche. En Catalogne le nationalisme commence d’abord au pays basque, territoire plutôt conservateur. Ce nationalisme tourne ensuite à gauche, il se fait républicain. On pense que pour rendre son indépendance à la Catalogne il faut rompre avec la monarchie. Ce processus à lieu dans les années 1920.</text:span></text:p>
      <text:p text:style-name="P3"><text:span text:style-name="T3">Après la première guerre mondiale, le roi Alphonse compte remettre de l’ordre en Espagne et appelle un homme fort au pouvoir, Primo de Rivera un militaire, qui va mettre en place une dictature sous l’égide du roi. Une fois ce mouvement échoué, il va entraîner dans sa chute la monarchie espagnole. Ce mouvement s’effondrera et donnera la deuxième république </text:span><text:span text:style-name="T9">espagnole. </text:span><text:span text:style-name="T10">Va donc émerger un constitutionnalisme qui se veut transformateur du capitalisme, cette transformation a lieu à contre-courant car ce mouvement à lieu alors que partout en Europe arrive des mouvement nationalistes de droite. Ce constitutionnalisme arrive en 1931. </text:span></text:p>
      <text:p text:style-name="P4"><text:span text:style-name="T10">D</text:span><text:span text:style-name="T3">ans cette période vient l’idée d’indépendance, une déclaration d’indépendance qui est laissée en 1934 au gré de la négociation avec l’État Espagnol, il se déclare autonome et non indépendant. </text:span><text:span text:style-name="T11">Ce mouvement ne réussira pas tellement, mais on a déjà le premier grand statut de la Catalogne, qui définissait la Catalogne comme un État intégrale.</text:span></text:p>
      <text:p text:style-name="P5"><text:span text:style-name="T11">E</text:span><text:span text:style-name="T3">n 1939 avec le début du Francisme, l’usage de la langue avec être interdit, </text:span><text:span text:style-name="T12">mais il y avait quand même une certaine liberté dans la vie privée sans difficulté, il y avait même des maisons d’éditions en Catalan. Quand la dictature de Franco s’affaiblit en 1960, le nationalisme Catalan se réorganise de nouveau comme un régime d’opposition au régime de Franco. Son régime était sans constitution, des lois étaient créées au fur et à mesure à travers le temps, et Franco décide de réinstaurer la monarchie après sa mort en bouleversant l’ordre de la monarchie en confiant la couronne au petit fils du dernier roi, et non pas au fils.</text:span></text:p>
      <text:p text:style-name="P6"><text:span text:style-name="T3">Franco finit par mourir en 1975 après une longue agonie, et une transition se mettra en place entre le gouvernement dictatorial vers un gouvernement démocratique, sans qu’il y ait un bouleversement total au sein des institutions. De nos jours il y a un très fort débat quant à la place du roi, désormais émérite dans l’opinion espagnol, </text:span><text:span text:style-name="T13">on considère que le roi a eu un rôle ambigu, et qu’il a eu un rôle très trouble dans le coup d’État de 1981. </text:span></text:p>
      <text:p text:style-name="P7"><text:span text:style-name="T13">D</text:span><text:span text:style-name="T3">ans ces processus complexes, indépendantisme catalan de gauche républicain, va négocier habilement son programme. Il abandonne son idée d’indépendance et de république, et obtienne de ce fait beaucoup d’autonomie et beaucoup d’argent, sachant que la Catalogne était la région la plus riche depuis le XIXème siècle. <text:s/></text:span><text:span text:style-name="T14">Il obtienne la Catalogne comme une région historique, puis une construction qu’on appellera l’État des autonomies, et on parlera de ces régions comme des régions d’autonomie.<text:line-break/><text:line-break/>Deux éléments vont dynamiser la situation, </text:span><text:span text:style-name="T15"><text:s/>l’action des </text:span><text:span text:style-name="T17">terrorismes</text:span><text:span text:style-name="T15"> au pays basque et en Catalogne qui s’organise comme une force de guérilla, il s’agit d’un mouvement catholique de gauche. </text:span><text:span text:style-name="T16">Et ces groupes vont avoir un rôle très important dans la dernière phase du gouvernement de Franco, dans un contexte qu’on considère comme légitime face à un régime illégitime de dictature.</text:span><text:span text:style-name="T15"> </text:span><text:span text:style-name="T18">Ces mouvement poussaient tous les nationalistes à gauche, et ce processus ouvre la constitution de 1978. <text:line-break/></text:span><text:soft-page-break/><text:span text:style-name="T18">Ce processus reconnaît les régions historiques, puis fait que ces régions puissent se constituer en indépendance si elles le souhaitent. Ce processus va très bien fonctionner, l’exemple le plus réussis est celui de l’</text:span><text:span text:style-name="T19">Andalousie, </text:span><text:span text:style-name="T20">qui va devenir du point de territoriale la plus grande autonomie, et la deuxième en création des richesses. Elle va concurrencer d’une certaine manière à la Catalogne.<text:line-break/></text:span><text:span text:style-name="T21">Dans les prochaines semaines il va y avoir de nouvelles élections en Espagne, les nouveaux éléments de l’État espagnol vient d’Andalousie, il s’agit d’</text:span><text:span text:style-name="T22">une « extrême droite », qui va peut-être réussir à prendre le pouvoir en Espagne, </text:span><text:span text:style-name="T23">le nom de ce mouvement est « Vox ».</text:span></text:p>
      <text:p text:style-name="P8"><text:span text:style-name="T22">D</text:span><text:span text:style-name="T3">eux composantes sont à l’origine de ce mouvement, l’Andalousie est proche du Maghreb et voit arriver l’immigration Africaine, et ce mouvement s’est constitué en opposition à l’indépendantisme Catalan. </text:span></text:p>
      <text:p text:style-name="P9"><text:span text:style-name="T3">La Catalogne est rentrée depuis 2014 dans une nouvelle phase de nationalisme, doublé d’une déclaration d’indépendance, les chefs de ce mouvement ont été jugés, et le chef exilé en Belgique. <text:line-break/></text:span></text:p>
      <text:p text:style-name="P10"><text:span text:style-name="T3">Pendant 25 ans jusque dans les années 2000, la Catalogne était gouvernée par Pujol et son mouvement CIU, Convergence et Union, qui a apporté un bien être évident en Catalogne. Ce mouvement remettait l’indépendance à plus tard, tout en éduquant les élèves avec une langue catalane dominante, ce qui relai l’espagnol en langue secondaire dans la région. </text:span><text:span text:style-name="T24">Le but était de faire en sorte que l’identité catalane devienne de plus en plus claire pour les habitants en eux-mêmes et aussi partout en Europe où la culture Catalane prendra de l’importance. Cette phase ira de part avec le développement de la région d’un point de vue économique et touristique. </text:span><text:span text:style-name="T25">L’indépendance a été à ce moment repoussé pour mieux la prépare</text:span><text:span text:style-name="T26">r. </text:span><text:span text:style-name="T27">Le club de football de Barcelone est un exemple du soft-power Catalan dans le monde. <text:line-break/></text:span></text:p>
      <text:p text:style-name="P12"><text:span text:style-name="T27">L’</text:span><text:span text:style-name="T3">une des cartes jouée par Poujol dans les années 90 était l’Europe des régions, et donc une partie de ces nationalistes vont donc commencer par le bas avec du soft-power afin d’arriver en haut vers l’UE. Cette stratégie va être abandonnée. </text:span><text:span text:style-name="T28">L’Écosse avait aussi tenté ce pari. </text:span></text:p>
      <text:p text:style-name="P11"><text:span text:style-name="T27">M</text:span><text:span text:style-name="T3">ais le nationalisme qui part sur un modèle à court terme, avec référendum pour justifier l’indépendance, va pousser les partis préférant jouer l’indépendance à long terme à jouer l’indépendantisme à court terme. C’est la situation dans laquelle on se trouve aujourd’hui. </text:span></text:p>
      <text:p text:style-name="P13"><text:span text:style-name="T3">De nos jours la Catalogne et l’Écosse leur permettrait de vivre comme des États en tant que telle, avec populations semblables à la Suède et des revenus confortables.</text:span></text:p>
      <text:p text:style-name="P14"><text:span text:style-name="T3">L’État régional emprunte aussi bien à l’État unitaire que l’indépendance, mais qu’on considère de plus en plus comme un statut distinct des autres.</text:span><text:span text:style-name="T29"> Ce mouvement ce base sur un fédéralisme asymétrique, toutes les régions n’ont pas les mêmes pouvoirs selon leurs caractéristiques. </text:span><text:span text:style-name="T30">Cette asymétrique est soutenue avant tout par les degrés de développement économiques, culturelles, démographiques ou autre. </text:span><text:span text:style-name="T31">C’est par exemple le cas de l’Inde actuelle. C’est l’Espagne des régions qui va faire preuve de modèle, et qui va inspirer l’Italie, </text:span><text:span text:style-name="T32">qui va reprendre un peu la même logique que l’Espagne, les États du Nord qui vont </text:span><text:span text:style-name="T33">demande d’abord l’indépendance, puis une plus large autonomie, notamment avec la Ligue du Nord en Lombardie, puis à Turin et Venise, </text:span><text:span text:style-name="T34">ces trois régions qui là encore pouvaient être parfaitement indépendantes du point de vue économique. </text:span></text:p>
      <text:p text:style-name="P15"><text:span text:style-name="T34">C</text:span><text:span text:style-name="T3">es modèle va rentrer au centre de l’évolution de la constitution du Royaume-Uni, qui va en faire un modèle moins centralisée et laissant plus de pouvoir à l’Écosse, le Pays de Galle et l’Irlande du Nord. </text:span><text:span text:style-name="T35">Cela vient du long conflit qui s’était accélérer en 1970 entre l’Irlande et le Royaume-Uni, l’IRA en figure de proue qui va demander la réunification des deux Irlandes, </text:span><text:span text:style-name="T36">un processus terroriste va avoir lieu, on peut même parler de guerre civil car ça va être l’organisation des bandes armés protestantes qui vont lutter contre l’IRA. </text:span><text:span text:style-name="T37">C’est ce processus que le gouvernement Blair va essayer d’arrêter, ce qu’il va réussir, et va bénéficier de transformation importante. </text:span><text:span text:style-name="T38">Ce modèle là va être appelé « État Régional », il va être considéré comme un nouveau modèle entre l’État centralisé et une décentralisation très poussée asymétrique, ou l’Écosse par exemple dispose de tous les pouvoirs.<text:line-break/></text:span></text:p>
      <text:p text:style-name="P26"><text:span text:style-name="T38">A</text:span><text:span text:style-name="T3">ujourd’hui l’enjeu est de savoir si ce modèle est un modèle stable, </text:span><text:span text:style-name="T39">et s’il faut rester sur un État unitaire ou non, de nos jours il apparaît comme un modèle qui a encore peut-être un avenir, on peut imaginer une forme Étatique plurinationale, prenant en compte les régions historiques, la France le devenant d’une certaine manière notamment en Nouvelle Calédonie. </text:span><text:span text:style-name="T40">Les Kanaks ont votés pour, le non l’a emporté, mais la surprise a été de voir que le oui à l’indépendance n’est pas si essoufflé que cela. </text:span><text:span text:style-name="T41">La différence avec les régions italiennes et espagnoles est que la Nouvelle Calédonie n’est pas auto-suffisante économiquement. </text:span></text:p>
      <text:p text:style-name="P16"><text:span text:style-name="T42">L’État </text:span><text:span text:style-name="T43">régional</text:span><text:span text:style-name="T42"> par rapport à l’État unitaire, à une décentralisation très poussée et peut même être législative et cette régionalisation peut-être asymétrique au contraire du modèle fédéraliste américain, le premier modèle de fédéralisme.</text:span><text:span text:style-name="T40"> </text:span></text:p>
      <text:p text:style-name="P16"><text:span text:style-name="T40"/></text:p>
      <text:p text:style-name="P16"><text:span text:style-name="T40"/></text:p>
      <text:p text:style-name="P17">Les formes de gouvernement :</text:p>
      <text:p text:style-name="P17"><text:span text:style-name="T3"/></text:p>
      <text:p text:style-name="P17"><text:span text:style-name="T3">C’est le constitutionnalisme au XVIIIème siècle qui sépare la forme de gouvernement et la forme de l’État, cela apparaît au Royaume-Uni avec le parlement qui est le véritable centre de gouvernement. La forme de gouvernement devient le propre du système constitutionnel et on va trouver une variété de forme constitutionnel, la monarchie parlementaire en Angleterre qui va très vite être considéré comme un régime parlementaire </text:span><text:span text:style-name="T44">et puis les USA avec le régime présidentielle, </text:span><text:span text:style-name="T45">et une séparation des pouvoirs c’est à dire la non communication entre </text:span><text:span text:style-name="T46">l’exécutif</text:span><text:span text:style-name="T45">, et les chambres parlementaires. </text:span><text:span text:style-name="T46">Souvent les américains aujourd’hui considèrent que c’est le modèle démocratique par excellence, car démocratique et efficace, il sera donc copié en Europe et en Amérique latine. </text:span></text:p>
      <text:p text:style-name="P17"><text:span text:style-name="T46"/></text:p>
      <text:p text:style-name="P18"><text:span text:style-name="T46">C</text:span><text:span text:style-name="T3">es formes de gouvernement bien que différentes se divisent en quatre parties :</text:span></text:p>
      <text:p text:style-name="P18"><text:span text:style-name="T3">- Un chef de l’État</text:span></text:p>
      <text:p text:style-name="P18"><text:span text:style-name="T3">- Un parlement</text:span></text:p>
      <text:p text:style-name="P18"><text:span text:style-name="T3">C’est deux institutions peuvent avoir des caractères croisés. </text:span><text:span text:style-name="T47">Avant tout il y eu un parlement, le modèle anglais. </text:span><text:span text:style-name="T48">Il part de l’émergence du parlement comme opposant au roi, le constitutionnalisme va naître et limiter fortement les pouvoirs du roi, cette limitation prend la forme d’une autonomie d’une parlement. </text:span><text:span text:style-name="T49">Cette égalité entre les deux pouvoirs s’exprime par le fait que le roi ne peut pas se passer des parlements, ces assemblées ne sont plus uniquement convoqués à la guise du roi. </text:span><text:span text:style-name="T50">Le parlement contrôle les dépenses du trésor public, il n’a pas de pouvoir d’initiative mais un pouvoir d’opposition à un nouvel impôt, ou pour contrôler les dépenses du roi. Puis le pouvoir du parlement va gagner plus de pouvoirs, celui de voter la loi, mais le roi garde le pouvoir de la promulguer, c’est à dire de rendre cette loi ex</text:span><text:span text:style-name="T51">écutable, </text:span><text:span text:style-name="T52">il s’agit du début du pouvoir exécutif. </text:span><text:span text:style-name="T53">Très vite cette signature ne sera plus autonome, il aura besoin d’une contre-signature du premier ministre, </text:span><text:span text:style-name="T54">l’idée d’exécutif ne dépendra plus de la seule volonté du roi mais sera partagée. Cela suppose donc que le roi n’est pas seul dans la décision. Ces ministres vont gagner de plus en plus d’autonomie, le premier ministre ne dépendra plus de la confiance du roi </text:span><text:span text:style-name="T55">et il commence à devenir l’homme du parlement. </text:span><text:span text:style-name="T56">Cela signifie que le premier ministre est toujours nommé par un acte du roi, mais il doit le choisir en prenant en compte l</text:span><text:span text:style-name="T57">a majorité</text:span><text:span text:style-name="T56"> du parlement qu’il doit le choisir. </text:span><text:span text:style-name="T58">Cela va voir l’émergence des partis politiques, avec à l’époque un modèle bipartisan avec les défendeurs du roi d’un part, le conservatisme, et puis les </text:span><text:span text:style-name="T59">libéraux, appelés à l’époque les w</text:span><text:span text:style-name="T60">hig,</text:span><text:span text:style-name="T58"> partisan du pouvoir du parlement.</text:span></text:p>
      <text:p text:style-name="P19"><text:span text:style-name="T58">A</text:span><text:span text:style-name="T3">vec ce bipartisme, le changement du système est prêt pour le grand changement du la moitié du XVIIIème siècle, le gouvernement est responsable devant le parlement. Le gouvernement dépend de la confiance de la majorité parlementaire, </text:span><text:span text:style-name="T61">et lorsque la défiance s’installe on lance une censure du gouvernement.</text:span></text:p>
      <text:p text:style-name="P20"><text:soft-page-break/><text:span text:style-name="T61">L</text:span><text:span text:style-name="T3">e roi n’ayant plus de pouvoirs et plus de responsabilité, il est irresponsable politiquement, ce qui signifie que son pouvoir ne peut pas être en jeu par le parlement. Toute la responsabilité est sur les épaules du premier ministre et son gouvernement, </text:span><text:span text:style-name="T62">il a la charge du gouvernement tant que le parlement le considère apte à gouverner. </text:span><text:span text:style-name="T63">On organise donc une procédure spécifique pour faire tomber le gouvernement. C’est déjà ce qu’on appelle un régime parlementaire.</text:span></text:p>
      <text:p text:style-name="P20"><text:span text:style-name="T63"/></text:p>
      <text:p text:style-name="P21"><text:span text:style-name="T63">C</text:span><text:span text:style-name="T3">e régime parlementaire c’est ce qu’on appelle la double dépendance, le gouvernement dépend de la majorité parlementaire, mais en contre-partie l’exécutif peut produire la dissolution de l’assemblée, et convoquer de nouvelles élections. </text:span><text:span text:style-name="T64">Il existe donc un équilibre de double indépendance. </text:span><text:span text:style-name="T65">L’exécutif est néanmoins issu de la majorité parlementaire, en général par le chef du parti. Cet exécutif doit toujours avoir la confiance du parlement pour développer son programme. </text:span></text:p>
      <text:p text:style-name="P21"><text:span text:style-name="T65"/></text:p>
      <text:p text:style-name="P22"><text:span text:style-name="T65">L</text:span><text:span text:style-name="T3">e régime politique français : </text:span><text:span text:style-name="T66">Du point de vue strictement constitutionnel on est dans une logique de régime parlementaire, le gouvernement est issu du premier ministre, issu de la majorité. </text:span><text:span text:style-name="T67">Le président ne peut pas renvoyer le premier ministre, le premier ministre n’est amovible qu’en cas de changement de majorité parlementaire, ou de sa démission. </text:span><text:span text:style-name="T68">C’est une différence avec le régime présidentiel américain où le président peut virer n’importe quel secrétaire</text:span></text:p>
      <text:p text:style-name="P23"><text:span text:style-name="T68">L</text:span><text:span text:style-name="T3">a question du régime semi-présidentiel, </text:span><text:span text:style-name="T69">appellation qu’on doit à Duverg</text:span><text:span text:style-name="T70">er, </text:span><text:span text:style-name="T71">base légitime incontestable suite au suffrage universel direct, </text:span><text:span text:style-name="T72">celui qui est élu à tous les pouvoirs. </text:span><text:span text:style-name="T73">Le problème de régime vient des périodes de constitutions. </text:span><text:span text:style-name="T74">On peut donc parler de pratique semi-présidentielle en cas de cohabitation. </text:span><text:span text:style-name="T75">C’est donc un régime parlementaire mais qui dans la pratique dépend de la cohabitation ou non. </text:span></text:p>
      <text:p text:style-name="P23"><text:span text:style-name="T75"/></text:p>
      <text:p text:style-name="P24"><text:span text:style-name="T75">L</text:span><text:span text:style-name="T3">es régimes parlementaires tel qu’ils commencent à se codifier au XIXème, </text:span><text:span text:style-name="T76">Louis XVIII décide de suivre le modèle anglais, et Philipe Orléans ira encore plus loin avec une monarchie </text:span><text:span text:style-name="T77">constitutionnelle. </text:span><text:span text:style-name="T78">Puis arrivé en 18</text:span><text:span text:style-name="T79">71</text:span><text:span text:style-name="T78"> la République parlementaire.</text:span><text:span text:style-name="T7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4472c4" fo:letter-spacing="0.009cm" fo:font-weight="bold" style:font-weight-asian="bold" style:font-weight-complex="bold"/>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6">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ylis Lenoir</meta:initial-creator>
    <meta:editing-cycles>171</meta:editing-cycles>
    <meta:creation-date>2019-01-29T07:46:00</meta:creation-date>
    <dc:date>2019-04-02T11:31:33.723005029</dc:date>
    <meta:editing-duration>PT5H54M58S</meta:editing-duration>
    <meta:generator>LibreOffice/6.2.2.2$Linux_X86_64 LibreOffice_project/20$Build-2</meta:generator>
    <meta:document-statistic meta:table-count="0" meta:image-count="0" meta:object-count="0" meta:page-count="4" meta:paragraph-count="30" meta:word-count="2295" meta:character-count="14326" meta:non-whitespace-character-count="120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